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51a10" officeooo:paragraph-rsid="00051a10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officeooo:rsid="00051a10" officeooo:paragraph-rsid="00051a10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bold" officeooo:rsid="000dc567" officeooo:paragraph-rsid="000dc567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3pt" fo:font-weight="normal" officeooo:rsid="00051a10" officeooo:paragraph-rsid="00051a10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0dc567" officeooo:paragraph-rsid="00051a10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0dc567" officeooo:paragraph-rsid="000dc567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normal" officeooo:rsid="000c7e19" officeooo:paragraph-rsid="000c7e19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3pt" fo:font-weight="bold" officeooo:rsid="000c7e19" officeooo:paragraph-rsid="000c7e19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0dc567" officeooo:paragraph-rsid="000dc567" style:font-size-asian="11.3500003814697pt" style:font-weight-asian="bold" style:font-size-complex="13pt" style:font-weight-complex="bold"/>
    </style:style>
    <style:style style:name="P10" style:family="paragraph" style:parent-style-name="Standard">
      <style:text-properties fo:font-size="13pt" style:text-underline-style="solid" style:text-underline-width="auto" style:text-underline-color="font-color" fo:font-weight="normal" officeooo:rsid="000dc567" officeooo:paragraph-rsid="000dc567" style:font-size-asian="11.3500003814697pt" style:font-weight-asian="normal" style:font-size-complex="13pt" style:font-weight-complex="normal"/>
    </style:style>
    <style:style style:name="T1" style:family="text">
      <style:text-properties officeooo:rsid="0005caad"/>
    </style:style>
    <style:style style:name="T2" style:family="text">
      <style:text-properties style:text-position="super 58%" officeooo:rsid="0005caad"/>
    </style:style>
    <style:style style:name="T3" style:family="text">
      <style:text-properties officeooo:rsid="000c7e19"/>
    </style:style>
    <style:style style:name="T4" style:family="text">
      <style:text-properties officeooo:rsid="000dc56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Document for Employee Payroll</text:p>
      <text:p text:style-name="P2">Mohammed Khandwawala</text:p>
      <text:p text:style-name="P2"/>
      <text:p text:style-name="P8">Employee</text:p>
      <text:p text:style-name="P7">-All Employee have AccountBalance payment and deduction are made there.</text:p>
      <text:p text:style-name="P7">-All Employee have employee ID autogenerated in serial order (Fisrt Employee starts with 0)</text:p>
      <text:p text:style-name="P7">-<text:span text:style-name="T4">if Employee is Union member charges are deducted every month</text:span></text:p>
      <text:p text:style-name="P7">-Each Employee have one of two Payment system</text:p>
      <text:p text:style-name="P4">1) Types of Employee <text:span text:style-name="T3">Payment</text:span></text:p>
      <text:p text:style-name="P4"><text:tab/>a) Salaried Employee</text:p>
      <text:p text:style-name="P4"><text:tab/><text:tab/><text:span text:style-name="T1">i. By default all salaried employee contain attributes CommisionRate and <text:tab/>BasePay.</text:span></text:p>
      <text:p text:style-name="P4"><text:tab/><text:tab/><text:span text:style-name="T1">ii. For the salaried employee that dont get commision CommisionRate is 0.</text:span></text:p>
      <text:p text:style-name="P4"><text:tab/><text:tab/><text:span text:style-name="T1">iii. When ever employee is created its BasePay Pay-date id set to 30</text:span><text:span text:style-name="T2">th</text:span><text:span text:style-name="T1"> of that <text:tab/>month and then incremented by 1 month.</text:span></text:p>
      <text:p text:style-name="P4"><text:tab/><text:tab/><text:span text:style-name="T1">iv. When ever employee is created its commision payment due date is set to <text:tab/>next Friday.And then incremented by 14 days. </text:span></text:p>
      <text:p text:style-name="P4"><text:tab/><text:tab/><text:span text:style-name="T1">v. Commision is calculated as the commision rate times the Sales Reciept <text:tab/>amount recieved by this employee.</text:span></text:p>
      <text:p text:style-name="P4"/>
      <text:p text:style-name="P4"><text:tab/><text:span text:style-name="T1">b) Hourly Employee</text:span></text:p>
      <text:p text:style-name="P4"><text:span text:style-name="T1"><text:tab/><text:tab/>i. By defaulf Hourly employee contains HourlyRate attribute.</text:span></text:p>
      <text:p text:style-name="P4"><text:tab/><text:tab/><text:span text:style-name="T1">ii. Pay-date is set to next friday whenever employee is created. And is <text:tab/>incremented by 7 days.</text:span></text:p>
      <text:p text:style-name="P4"><text:tab/><text:tab/><text:span text:style-name="T3">iii. Payment is made by calculating working hours and extra time from <text:tab/>TimeCard of past 7 days of pay date.</text:span></text:p>
      <text:p text:style-name="P5"/>
      <text:p text:style-name="P9">Database</text:p>
      <text:p text:style-name="P9">-<text:span text:style-name="T5">An HashMap with &lt;empID , Employee object&gt;</text:span></text:p>
      <text:p text:style-name="P9"><text:span text:style-name="T5">-Since Employee object contains everything (TimeCards if Hourly employee , SalesReceipt if Commision based Salaried employee)</text:span></text:p>
      <text:p text:style-name="P9"><text:span text:style-name="T5">-Saving database each employee is removed and saved as binaries and while reading each empoyee and added back to database (HashMap)</text:span></text:p>
      <text:p text:style-name="P9"><text:span text:style-name="T5"/></text:p>
      <text:p text:style-name="P9">MainCode (Payroll)</text:p>
      <text:p text:style-name="P6">Gives following functions</text:p>
      <text:p text:style-name="P10">1) Add an Employee <text:s/><text:span text:style-name="T6"><text:s/>- Takes detail of Employees and adds to database</text:span></text:p>
      <text:p text:style-name="P10">2) Show Employee Detail<text:span text:style-name="T6"> – Takes Employee Id and shows detail (inc. Acc Balance)</text:span></text:p>
      <text:p text:style-name="P10">3) Delete Employee<text:span text:style-name="T6"> – Takes employee id input and deletes the employee</text:span></text:p>
      <text:p text:style-name="P10">4) Increment Time<text:span text:style-name="T6"> – Change date by 1 day, checks if any employee has paydate and updates</text:span></text:p>
      <text:p text:style-name="P10">5) Add timeCard for an Employee<text:span text:style-name="T6"> – Adds time card for Hourly employee on his empID </text:span></text:p>
      <text:p text:style-name="P10">6) Add SalesReceipt for an Employee<text:span text:style-name="T6"> – Adds salesReceipt for Hourly employee on his empID</text:span></text:p>
      <text:p text:style-name="P10">7) Modify Employee Pay <text:span text:style-name="T6"><text:s/>- Takes empID checks type and takes new salary accordingly</text:span></text:p>
      <text:p text:style-name="P10">8) Close Session<text:span text:style-name="T6"> – Abort Program</text:span></text:p>
      <text:p text:style-name="P10">9) Change Union Charge<text:span text:style-name="T6"> – Change union monthly fees that if charged to employees </text:span></text:p>
      <text:p text:style-name="P10">10) Save Data<text:span text:style-name="T6"> – Save current data base including current date</text:span></text:p>
      <text:p text:style-name="P10">11) Get Data<text:span text:style-name="T6"> – Load previous payroll,starts with same employee and date</text:span></text:p>
      <text:p text:style-name="P3">*Note TimeCard and SalesReceipt contains date on which they were crea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14cm" fo:margin-right="1.99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23:44:58.645693077</meta:creation-date>
    <meta:generator>LibreOffice/5.1.6.2$Linux_X86_64 LibreOffice_project/10m0$Build-2</meta:generator>
    <dc:date>2020-05-11T00:15:56.103877932</dc:date>
    <meta:editing-duration>PT30M57S</meta:editing-duration>
    <meta:editing-cycles>4</meta:editing-cycles>
    <meta:document-statistic meta:table-count="0" meta:image-count="0" meta:object-count="0" meta:page-count="1" meta:paragraph-count="36" meta:word-count="385" meta:character-count="2401" meta:non-whitespace-character-count="2013"/>
  </office:meta>
</office:document-meta>
</file>